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8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12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fill="none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6" style:family="graphic" style:parent-style-name="objectwithoutfill">
      <style:graphic-properties draw:fill="none"/>
    </style:style>
    <style:style style:name="gr7" style:family="graphic" style:parent-style-name="objectwithoutfill">
      <style:graphic-properties draw:marker-start="Arrowheads_20_5" draw:marker-end="" draw:fill="non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469cm" fo:min-width="1.69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text-position="0% 100%"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style:text-position="-8% 58%"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1.905cm" svg:x="4.64cm" svg:y="4.615cm">
          <text:p text:style-name="P1"><text:span text:style-name="T1">STARK</text:span></text:p>
          <text:p text:style-name="P1"><text:span text:style-name="T1">prover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385cm" svg:height="1.905cm" svg:x="8.309cm" svg:y="4.615cm">
          <text:p text:style-name="P2"><text:span text:style-name="T1">STARK</text:span></text:p>
          <text:p text:style-name="P2"><text:span text:style-name="T1">prover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05cm" svg:height="0.662cm" svg:x="2.84cm" svg:y="4.648cm">
          <draw:text-box>
            <text:p text:style-name="P4"><text:span text:style-name="T1">inputs</text:span></text:p>
          </draw:text-box>
        </draw:frame>
        <draw:frame draw:style-name="gr3" draw:text-style-name="P5" draw:layer="layout" svg:width="1.905cm" svg:height="0.662cm" svg:x="2.67cm" svg:y="5.455cm">
          <draw:text-box>
            <text:p text:style-name="P4"><text:span text:style-name="T1">publics</text:span></text:p>
          </draw:text-box>
        </draw:frame>
        <draw:frame draw:style-name="gr3" draw:text-style-name="P5" draw:layer="layout" svg:width="1.905cm" svg:height="1.077cm" svg:x="11.182cm" svg:y="5.087cm">
          <draw:text-box>
            <text:p text:style-name="P4"><text:span text:style-name="T2">...</text:span></text:p>
          </draw:text-box>
        </draw:frame>
        <draw:line draw:style-name="gr4" draw:text-style-name="P6" draw:layer="layout" svg:x1="7.18cm" svg:y1="5.28cm" svg:x2="8.255cm" svg:y2="5.28cm">
          <text:p/>
        </draw:line>
        <draw:line draw:style-name="gr4" draw:text-style-name="P6" draw:layer="layout" svg:x1="7.695cm" svg:y1="6.08cm" svg:x2="8.33cm" svg:y2="6.08cm">
          <text:p/>
        </draw:line>
        <draw:line draw:style-name="gr4" draw:text-style-name="P6" draw:layer="layout" svg:x1="3.074cm" svg:y1="5.28cm" svg:x2="4.563cm" svg:y2="5.28cm">
          <text:p/>
        </draw:line>
        <draw:line draw:style-name="gr4" draw:text-style-name="P6" draw:layer="layout" svg:x1="3.175cm" svg:y1="6.08cm" svg:x2="4.557cm" svg:y2="6.08cm">
          <text:p/>
        </draw:line>
        <draw:frame draw:style-name="gr5" draw:text-style-name="P8" draw:layer="layout" svg:width="1.905cm" svg:height="0.725cm" svg:x="6.726cm" svg:y="4.599cm">
          <draw:text-box>
            <text:p text:style-name="P7"><text:span text:style-name="T3">π</text:span><text:span text:style-name="T4">A</text:span></text:p>
          </draw:text-box>
        </draw:frame>
        <draw:frame draw:style-name="gr5" draw:text-style-name="P5" draw:layer="layout" svg:width="1.905cm" svg:height="0.725cm" svg:x="10.267cm" svg:y="4.536cm">
          <draw:text-box>
            <text:p text:style-name="P7"><text:span text:style-name="T3">π</text:span><text:span text:style-name="T4">B</text:span></text:p>
          </draw:text-box>
        </draw:frame>
        <draw:line draw:style-name="gr6" draw:text-style-name="P6" draw:layer="layout" svg:x1="3.81cm" svg:y1="6.08cm" svg:x2="3.81cm" svg:y2="6.985cm">
          <text:p/>
        </draw:line>
        <draw:line draw:style-name="gr7" draw:text-style-name="P6" draw:layer="layout" svg:x1="20.771cm" svg:y1="6.961cm" svg:x2="3.81cm" svg:y2="6.986cm">
          <text:p/>
        </draw:line>
        <draw:line draw:style-name="gr6" draw:text-style-name="P6" draw:layer="layout" svg:x1="7.702cm" svg:y1="6.081cm" svg:x2="7.702cm" svg:y2="6.986cm">
          <text:p/>
        </draw:line>
        <draw:line draw:style-name="gr4" draw:text-style-name="P6" draw:layer="layout" svg:x1="10.714cm" svg:y1="5.28cm" svg:x2="11.789cm" svg:y2="5.28cm">
          <text:p/>
        </draw:line>
        <draw:custom-shape draw:style-name="gr8" draw:text-style-name="P2" draw:layer="layout" svg:width="2.385cm" svg:height="1.905cm" svg:x="13.716cm" svg:y="4.622cm">
          <text:p text:style-name="P2"><text:span text:style-name="T1">STARK</text:span></text:p>
          <text:p text:style-name="P2"><text:span text:style-name="T1">prover 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2.587cm" svg:y1="5.287cm" svg:x2="13.662cm" svg:y2="5.287cm">
          <text:p/>
        </draw:line>
        <draw:line draw:style-name="gr4" draw:text-style-name="P6" draw:layer="layout" svg:x1="13.102cm" svg:y1="6.087cm" svg:x2="13.737cm" svg:y2="6.087cm">
          <text:p/>
        </draw:line>
        <draw:frame draw:style-name="gr5" draw:text-style-name="P5" draw:layer="layout" svg:width="1.905cm" svg:height="0.725cm" svg:x="12.133cm" svg:y="4.606cm">
          <draw:text-box>
            <text:p text:style-name="P7"><text:span text:style-name="T3">π</text:span><text:span text:style-name="T4">X</text:span></text:p>
          </draw:text-box>
        </draw:frame>
        <draw:line draw:style-name="gr6" draw:text-style-name="P6" draw:layer="layout" svg:x1="13.109cm" svg:y1="6.088cm" svg:x2="13.109cm" svg:y2="6.993cm">
          <text:p/>
        </draw:line>
        <draw:custom-shape draw:style-name="gr9" draw:text-style-name="P2" draw:layer="layout" svg:width="2.385cm" svg:height="1.905cm" svg:x="17.216cm" svg:y="4.622cm">
          <text:p text:style-name="P2"><text:span text:style-name="T1">Circuit</text:span></text:p>
          <text:p text:style-name="P2"><text:span text:style-name="T1">F 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6.087cm" svg:y1="5.287cm" svg:x2="17.162cm" svg:y2="5.287cm">
          <text:p/>
        </draw:line>
        <draw:line draw:style-name="gr4" draw:text-style-name="P6" draw:layer="layout" svg:x1="16.602cm" svg:y1="6.087cm" svg:x2="17.237cm" svg:y2="6.087cm">
          <text:p/>
        </draw:line>
        <draw:line draw:style-name="gr6" draw:text-style-name="P6" draw:layer="layout" svg:x1="16.609cm" svg:y1="6.088cm" svg:x2="16.609cm" svg:y2="6.993cm">
          <text:p/>
        </draw:line>
        <draw:frame draw:style-name="gr5" draw:text-style-name="P5" draw:layer="layout" svg:width="1.905cm" svg:height="0.725cm" svg:x="15.634cm" svg:y="4.546cm">
          <draw:text-box>
            <text:p text:style-name="P7"><text:span text:style-name="T3">π</text:span><text:span text:style-name="T4">F</text:span></text:p>
          </draw:text-box>
        </draw:frame>
        <draw:line draw:style-name="gr4" draw:text-style-name="P6" draw:layer="layout" svg:x1="19.588cm" svg:y1="5.345cm" svg:x2="20.663cm" svg:y2="5.345cm">
          <text:p/>
        </draw:line>
        <draw:frame draw:style-name="gr5" draw:text-style-name="P5" draw:layer="layout" svg:width="1.905cm" svg:height="0.725cm" svg:x="19.135cm" svg:y="4.604cm">
          <draw:text-box>
            <text:p text:style-name="P7"><text:span text:style-name="T3">π</text:span><text:span text:style-name="T4">final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9M56S</meta:editing-duration>
    <meta:editing-cycles>18</meta:editing-cycles>
    <meta:generator>LibreOffice/7.3.7.2$Linux_X86_64 LibreOffice_project/30$Build-2</meta:generator>
    <dc:date>2023-01-18T04:45:22.533876624</dc:date>
    <meta:document-statistic meta:object-count="50"/>
  </office:meta>
</office:document-meta>
</file>